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443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10000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729fcf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Pong-a" table:style-name="ta1">
        <table:shapes>
          <draw:frame draw:z-index="1" draw:style-name="gr1" draw:text-style-name="P1" svg:width="16.007cm" svg:height="9.004cm" svg:x="2.281cm" svg:y="8.581cm">
            <draw:object draw:notify-on-update-of-ranges="'Manual - c'.B14:'Manual - c'.E14 'Manual - c'.A1:'Manual - c'.A1 'PingPong-a'.B17:'PingPong-a'.E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102" calcext:value-type="float">
            <text:p>0.005102</text:p>
          </table:table-cell>
          <table:table-cell office:value-type="float" office:value="0.002962" calcext:value-type="float">
            <text:p>0.002962</text:p>
          </table:table-cell>
          <table:table-cell office:value-type="float" office:value="0.003961" calcext:value-type="float">
            <text:p>0.003961</text:p>
          </table:table-cell>
          <table:table-cell office:value-type="float" office:value="0.003476" calcext:value-type="float">
            <text:p>0.003476</text:p>
          </table:table-cell>
          <table:table-cell/>
          <table:table-cell table:style-name="ce13" office:value-type="string" calcext:value-type="string">
            <text:p>Número Mensagens</text:p>
          </table:table-cell>
          <table:table-cell table:style-name="ce14" office:value-type="string" calcext:value-type="string">
            <text:p>Tamanho</text:p>
          </table:table-cell>
        </table:table-row>
        <table:table-row table:style-name="ro1">
          <table:table-cell/>
          <table:table-cell office:value-type="float" office:value="0.005038" calcext:value-type="float">
            <text:p>0.005038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3581" calcext:value-type="float">
            <text:p>0.003581</text:p>
          </table:table-cell>
          <table:table-cell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.005123" calcext:value-type="float">
            <text:p>0.005123</text:p>
          </table:table-cell>
          <table:table-cell office:value-type="float" office:value="0.002837" calcext:value-type="float">
            <text:p>0.002837</text:p>
          </table:table-cell>
          <table:table-cell office:value-type="float" office:value="0.004074" calcext:value-type="float">
            <text:p>0.004074</text:p>
          </table:table-cell>
          <table:table-cell office:value-type="float" office:value="0.003554" calcext:value-type="float">
            <text:p>0.003554</text:p>
          </table:table-cell>
          <table:table-cell/>
          <table:table-cell table:style-name="ce12" table:formula="of:=[.G4]/2" office:value-type="float" office:value="2500" calcext:value-type="float">
            <text:p>2500</text:p>
          </table:table-cell>
          <table:table-cell table:style-name="ce1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0.005343" calcext:value-type="float">
            <text:p>0.005343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0.003655" calcext:value-type="float">
            <text:p>0.003655</text:p>
          </table:table-cell>
          <table:table-cell/>
          <table:table-cell table:style-name="ce12" table:formula="of:=[.G5]/2" office:value-type="float" office:value="1250" calcext:value-type="float">
            <text:p>1250</text:p>
          </table:table-cell>
          <table:table-cell table:style-name="ce1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0.005107" calcext:value-type="float">
            <text:p>0.005107</text:p>
          </table:table-cell>
          <table:table-cell office:value-type="float" office:value="0.002969" calcext:value-type="float">
            <text:p>0.002969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3461" calcext:value-type="float">
            <text:p>0.003461</text:p>
          </table:table-cell>
          <table:table-cell/>
          <table:table-cell table:style-name="ce12" table:formula="of:=[.G6]/2" office:value-type="float" office:value="625" calcext:value-type="float">
            <text:p>625</text:p>
          </table:table-cell>
          <table:table-cell table:style-name="ce12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0.005339" calcext:value-type="float">
            <text:p>0.005339</text:p>
          </table:table-cell>
          <table:table-cell office:value-type="float" office:value="0.002921" calcext:value-type="float">
            <text:p>0.002921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26" calcext:value-type="float">
            <text:p>0.0035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07" calcext:value-type="float">
            <text:p>0.00507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3558" calcext:value-type="float">
            <text:p>0.003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194" calcext:value-type="float">
            <text:p>0.005194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003989" calcext:value-type="float">
            <text:p>0.003989</text:p>
          </table:table-cell>
          <table:table-cell office:value-type="float" office:value="0.003477" calcext:value-type="float">
            <text:p>0.003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149" calcext:value-type="float">
            <text:p>0.005149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0.004033" calcext:value-type="float">
            <text:p>0.004033</text:p>
          </table:table-cell>
          <table:table-cell office:value-type="float" office:value="0.003562" calcext:value-type="float">
            <text:p>0.0035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199" calcext:value-type="float">
            <text:p>0.005199</text:p>
          </table:table-cell>
          <table:table-cell office:value-type="float" office:value="0.002952" calcext:value-type="float">
            <text:p>0.002952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0.003536" calcext:value-type="float">
            <text:p>0.00353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0.0051664" calcext:value-type="float">
            <text:p>0.0051664</text:p>
          </table:table-cell>
          <table:table-cell table:style-name="ce4" table:formula="of:=SUM([.C3:.C12])/10" office:value-type="float" office:value="0.0029551" calcext:value-type="float">
            <text:p>0.0029551</text:p>
          </table:table-cell>
          <table:table-cell table:style-name="ce4" table:formula="of:=SUM([.D3:.D12])/10" office:value-type="float" office:value="0.0040708" calcext:value-type="float">
            <text:p>0.0040708</text:p>
          </table:table-cell>
          <table:table-cell table:style-name="ce4" table:formula="of:=SUM([.E3:.E12])/10" office:value-type="float" office:value="0.0035386" calcext:value-type="float">
            <text:p>0.0035386</text:p>
          </table:table-cell>
          <table:table-cell office:value-type="string" calcext:value-type="string">
            <text:p>micro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*[.H4]*2/([.B15]*1000*1000)" office:value-type="float" office:value="15.4846701765252" calcext:value-type="float">
            <text:p>15.4846701765252</text:p>
          </table:table-cell>
          <table:table-cell table:style-name="ce4" table:formula="of:=[.G5]*[.H5]*2/([.C15]*1000*1000)" office:value-type="float" office:value="1732.59788162837" calcext:value-type="float">
            <text:p>1732.59788162837</text:p>
          </table:table-cell>
          <table:table-cell table:style-name="ce4" table:formula="of:=[.G6]*[.H6]*2/([.D15]*1000*1000)" office:value-type="float" office:value="2515.47607349907" calcext:value-type="float">
            <text:p>2515.47607349907</text:p>
          </table:table-cell>
          <table:table-cell table:style-name="ce4" table:formula="of:=[.G7]*[.H7]*2/([.E15]*1000*1000)" office:value-type="float" office:value="5787.59961566721" calcext:value-type="float">
            <text:p>5787.59961566721</text:p>
          </table:table-cell>
          <table:table-cell office:value-type="string" calcext:value-type="string">
            <text:p>bytes/microlisec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empo/msg</text:p>
          </table:table-cell>
          <table:table-cell table:style-name="ce12" table:formula="of:=[.B15]*1000*1000/[.G4]" office:value-type="float" office:value="1.03328" calcext:value-type="float">
            <text:p>1,03328</text:p>
          </table:table-cell>
          <table:table-cell table:style-name="ce12" table:formula="of:=[.C15]*1000*1000/[.G5]" office:value-type="float" office:value="1.18204" calcext:value-type="float">
            <text:p>1,18204</text:p>
          </table:table-cell>
          <table:table-cell table:style-name="ce12" table:formula="of:=[.D15]*1000*1000/[.G6]" office:value-type="float" office:value="3.25664" calcext:value-type="float">
            <text:p>3,25664</text:p>
          </table:table-cell>
          <table:table-cell table:style-name="ce12" table:formula="of:=[.E15]*1000*1000/[.G7]" office:value-type="float" office:value="5.66176" calcext:value-type="float">
            <text:p>5,66176</text:p>
          </table:table-cell>
          <table:table-cell office:value-type="string" calcext:value-type="string">
            <text:p>microsec/mensage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0" draw:style-name="gr1" draw:text-style-name="P1" svg:width="16.01cm" svg:height="10.048cm" svg:x="0.025cm" svg:y="0.398cm">
              <draw:object draw:notify-on-update-of-ranges="'PingPong-a'.B14:'PingPong-a'.E14 'Manual - c'.A1:'Manual - c'.A1 'PingPong-a'.B16:'PingPong-a'.E1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Broadcast - b" table:style-name="ta1">
        <table:shapes>
          <draw:frame draw:z-index="1" draw:style-name="gr1" draw:text-style-name="P1" svg:width="16.007cm" svg:height="9.004cm" svg:x="2.281cm" svg:y="8.581cm">
            <draw:object draw:notify-on-update-of-ranges="'Manual - c'.B14:'Manual - c'.E14 'Manual - c'.A1:'Manual - c'.A1 'Broadcast - b'.B17:'Broadcast - b'.E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0353" calcext:value-type="float">
            <text:p>3.70353</text:p>
          </table:table-cell>
          <table:table-cell office:value-type="float" office:value="2.084951" calcext:value-type="float">
            <text:p>2.084951</text:p>
          </table:table-cell>
          <table:table-cell office:value-type="float" office:value="2.3504" calcext:value-type="float">
            <text:p>2.3504</text:p>
          </table:table-cell>
          <table:table-cell office:value-type="float" office:value="2.255454" calcext:value-type="float">
            <text:p>2.255454</text:p>
          </table:table-cell>
          <table:table-cell/>
          <table:table-cell table:style-name="ce13" office:value-type="string" calcext:value-type="string">
            <text:p>Número Mensagens</text:p>
          </table:table-cell>
          <table:table-cell table:style-name="ce14" office:value-type="string" calcext:value-type="string">
            <text:p>Tamanho</text:p>
          </table:table-cell>
        </table:table-row>
        <table:table-row table:style-name="ro1">
          <table:table-cell/>
          <table:table-cell office:value-type="float" office:value="3.832232" calcext:value-type="float">
            <text:p>3.832232</text:p>
          </table:table-cell>
          <table:table-cell office:value-type="float" office:value="2.084575" calcext:value-type="float">
            <text:p>2.084575</text:p>
          </table:table-cell>
          <table:table-cell office:value-type="float" office:value="2.102862" calcext:value-type="float">
            <text:p>2.102862</text:p>
          </table:table-cell>
          <table:table-cell office:value-type="float" office:value="2.251874" calcext:value-type="float">
            <text:p>2.251874</text:p>
          </table:table-cell>
          <table:table-cell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.685982" calcext:value-type="float">
            <text:p>3.685982</text:p>
          </table:table-cell>
          <table:table-cell office:value-type="float" office:value="2.035114" calcext:value-type="float">
            <text:p>2.035114</text:p>
          </table:table-cell>
          <table:table-cell office:value-type="float" office:value="2.161601" calcext:value-type="float">
            <text:p>2.161601</text:p>
          </table:table-cell>
          <table:table-cell office:value-type="float" office:value="2.252345" calcext:value-type="float">
            <text:p>2.252345</text:p>
          </table:table-cell>
          <table:table-cell/>
          <table:table-cell table:style-name="ce12" table:formula="of:=[.G4]/2" office:value-type="float" office:value="2500" calcext:value-type="float">
            <text:p>2500</text:p>
          </table:table-cell>
          <table:table-cell table:style-name="ce1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3.723099" calcext:value-type="float">
            <text:p>3.723099</text:p>
          </table:table-cell>
          <table:table-cell office:value-type="float" office:value="1.984167" calcext:value-type="float">
            <text:p>1.984167</text:p>
          </table:table-cell>
          <table:table-cell office:value-type="float" office:value="1.979142" calcext:value-type="float">
            <text:p>1.979142</text:p>
          </table:table-cell>
          <table:table-cell office:value-type="float" office:value="2.270105" calcext:value-type="float">
            <text:p>2.270105</text:p>
          </table:table-cell>
          <table:table-cell/>
          <table:table-cell table:style-name="ce12" table:formula="of:=[.G5]/2" office:value-type="float" office:value="1250" calcext:value-type="float">
            <text:p>1250</text:p>
          </table:table-cell>
          <table:table-cell table:style-name="ce1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3.691003" calcext:value-type="float">
            <text:p>3.691003</text:p>
          </table:table-cell>
          <table:table-cell office:value-type="float" office:value="1.983971" calcext:value-type="float">
            <text:p>1.983971</text:p>
          </table:table-cell>
          <table:table-cell office:value-type="float" office:value="2.264035" calcext:value-type="float">
            <text:p>2.264035</text:p>
          </table:table-cell>
          <table:table-cell office:value-type="float" office:value="2.26361" calcext:value-type="float">
            <text:p>2.26361</text:p>
          </table:table-cell>
          <table:table-cell/>
          <table:table-cell table:style-name="ce12" table:formula="of:=[.G6]/2" office:value-type="float" office:value="625" calcext:value-type="float">
            <text:p>625</text:p>
          </table:table-cell>
          <table:table-cell table:style-name="ce12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3.683761" calcext:value-type="float">
            <text:p>3.683761</text:p>
          </table:table-cell>
          <table:table-cell office:value-type="float" office:value="2.135447" calcext:value-type="float">
            <text:p>2.135447</text:p>
          </table:table-cell>
          <table:table-cell office:value-type="float" office:value="2.251879" calcext:value-type="float">
            <text:p>2.251879</text:p>
          </table:table-cell>
          <table:table-cell office:value-type="float" office:value="2.248816" calcext:value-type="float">
            <text:p>2.248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02184" calcext:value-type="float">
            <text:p>3.702184</text:p>
          </table:table-cell>
          <table:table-cell office:value-type="float" office:value="2.044077" calcext:value-type="float">
            <text:p>2.044077</text:p>
          </table:table-cell>
          <table:table-cell office:value-type="float" office:value="2.316135" calcext:value-type="float">
            <text:p>2.316135</text:p>
          </table:table-cell>
          <table:table-cell office:value-type="float" office:value="2.220182" calcext:value-type="float">
            <text:p>2.2201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20105" calcext:value-type="float">
            <text:p>3.720105</text:p>
          </table:table-cell>
          <table:table-cell office:value-type="float" office:value="1.973659" calcext:value-type="float">
            <text:p>1.973659</text:p>
          </table:table-cell>
          <table:table-cell office:value-type="float" office:value="2.264035" calcext:value-type="float">
            <text:p>2.264035</text:p>
          </table:table-cell>
          <table:table-cell office:value-type="float" office:value="2.25807" calcext:value-type="float">
            <text:p>2.25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914909" calcext:value-type="float">
            <text:p>3.914909</text:p>
          </table:table-cell>
          <table:table-cell office:value-type="float" office:value="2.033698" calcext:value-type="float">
            <text:p>2.033698</text:p>
          </table:table-cell>
          <table:table-cell office:value-type="float" office:value="2.313444" calcext:value-type="float">
            <text:p>2.313444</text:p>
          </table:table-cell>
          <table:table-cell office:value-type="float" office:value="2.271788" calcext:value-type="float">
            <text:p>2.271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96592" calcext:value-type="float">
            <text:p>3.796592</text:p>
          </table:table-cell>
          <table:table-cell office:value-type="float" office:value="2.03085" calcext:value-type="float">
            <text:p>2.03085</text:p>
          </table:table-cell>
          <table:table-cell office:value-type="float" office:value="2.336875" calcext:value-type="float">
            <text:p>2.336875</text:p>
          </table:table-cell>
          <table:table-cell office:value-type="float" office:value="2.255198" calcext:value-type="float">
            <text:p>2.25519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3.7453397" calcext:value-type="float">
            <text:p>3.7453397</text:p>
          </table:table-cell>
          <table:table-cell table:style-name="ce4" table:formula="of:=SUM([.C3:.C12])/10" office:value-type="float" office:value="2.0390509" calcext:value-type="float">
            <text:p>2.0390509</text:p>
          </table:table-cell>
          <table:table-cell table:style-name="ce4" table:formula="of:=SUM([.D3:.D12])/10" office:value-type="float" office:value="2.2340408" calcext:value-type="float">
            <text:p>2.2340408</text:p>
          </table:table-cell>
          <table:table-cell table:style-name="ce4" table:formula="of:=SUM([.E3:.E12])/10" office:value-type="float" office:value="2.2547442" calcext:value-type="float">
            <text:p>2.2547442</text:p>
          </table:table-cell>
          <table:table-cell office:value-type="string" calcext:value-type="string">
            <text:p>micro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*[.H4]*7/([.B15]*1000*1000)" office:value-type="float" office:value="0.0747595738779049" calcext:value-type="float">
            <text:p>0.074759573877905</text:p>
          </table:table-cell>
          <table:table-cell table:style-name="ce4" table:formula="of:=[.G5]*[.H5]*7/([.C15]*1000*1000)" office:value-type="float" office:value="8.78840248666671" calcext:value-type="float">
            <text:p>8.78840248666671</text:p>
          </table:table-cell>
          <table:table-cell table:style-name="ce4" table:formula="of:=[.G6]*[.H6]*7/([.D15]*1000*1000)" office:value-type="float" office:value="16.0426792563502" calcext:value-type="float">
            <text:p>16.0426792563502</text:p>
          </table:table-cell>
          <table:table-cell table:style-name="ce4" table:formula="of:=[.G7]*[.H7]*7/([.E15]*1000*1000)" office:value-type="float" office:value="31.7907459302922" calcext:value-type="float">
            <text:p>31.7907459302922</text:p>
          </table:table-cell>
          <table:table-cell office:value-type="string" calcext:value-type="string">
            <text:p>bytes/microsec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empo/msg</text:p>
          </table:table-cell>
          <table:table-cell table:style-name="ce12" table:formula="of:=[.B15]*1000*1000/[.G4]" office:value-type="float" office:value="749.06794" calcext:value-type="float">
            <text:p>749,06794</text:p>
          </table:table-cell>
          <table:table-cell table:style-name="ce12" table:formula="of:=[.C15]*1000*1000/[.G5]" office:value-type="float" office:value="815.62036" calcext:value-type="float">
            <text:p>815,62036</text:p>
          </table:table-cell>
          <table:table-cell table:style-name="ce12" table:formula="of:=[.D15]*1000*1000/[.G6]" office:value-type="float" office:value="1787.23264" calcext:value-type="float">
            <text:p>1787,23264</text:p>
          </table:table-cell>
          <table:table-cell table:style-name="ce12" table:formula="of:=[.E15]*1000*1000/[.G7]" office:value-type="float" office:value="3607.59072" calcext:value-type="float">
            <text:p>3607,59072</text:p>
          </table:table-cell>
          <table:table-cell office:value-type="string" calcext:value-type="string">
            <text:p>microsec/mensage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0" draw:style-name="gr1" draw:text-style-name="P1" svg:width="16.01cm" svg:height="10.048cm" svg:x="0.025cm" svg:y="0.398cm">
              <draw:object draw:notify-on-update-of-ranges="'Broadcast - b'.B14:'Broadcast - b'.E14 'Manual - c'.A1:'Manual - c'.A1 'Broadcast - b'.B16:'Broadcast - b'.E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Manual - c" table:style-name="ta1">
        <table:shapes>
          <draw:frame draw:z-index="1" draw:style-name="gr1" draw:text-style-name="P1" svg:width="16.007cm" svg:height="9.004cm" svg:x="2.334cm" svg:y="8.686cm">
            <draw:object draw:notify-on-update-of-ranges="'Manual - c'.B14:'Manual - c'.E14 'Manual - c'.A1:'Manual - c'.A1 'Manual - c'.B17:'Manual - c'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42342" calcext:value-type="float">
            <text:p>5.042342</text:p>
          </table:table-cell>
          <table:table-cell office:value-type="float" office:value="3.07772" calcext:value-type="float">
            <text:p>3.07772</text:p>
          </table:table-cell>
          <table:table-cell office:value-type="float" office:value="1.886073" calcext:value-type="float">
            <text:p>1.886073</text:p>
          </table:table-cell>
          <table:table-cell office:value-type="float" office:value="2.160491" calcext:value-type="float">
            <text:p>2.160491</text:p>
          </table:table-cell>
          <table:table-cell/>
          <table:table-cell table:style-name="ce13" office:value-type="string" calcext:value-type="string">
            <text:p>Número Mensagens</text:p>
          </table:table-cell>
          <table:table-cell table:style-name="ce14" office:value-type="string" calcext:value-type="string">
            <text:p>Tamanho</text:p>
          </table:table-cell>
        </table:table-row>
        <table:table-row table:style-name="ro1">
          <table:table-cell/>
          <table:table-cell office:value-type="float" office:value="5.103703" calcext:value-type="float">
            <text:p>5.103703</text:p>
          </table:table-cell>
          <table:table-cell office:value-type="float" office:value="2.8065" calcext:value-type="float">
            <text:p>2.8065</text:p>
          </table:table-cell>
          <table:table-cell office:value-type="float" office:value="1.862949" calcext:value-type="float">
            <text:p>1.862949</text:p>
          </table:table-cell>
          <table:table-cell office:value-type="float" office:value="2.478032" calcext:value-type="float">
            <text:p>2.478032</text:p>
          </table:table-cell>
          <table:table-cell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.091519" calcext:value-type="float">
            <text:p>5.091519</text:p>
          </table:table-cell>
          <table:table-cell office:value-type="float" office:value="2.942413" calcext:value-type="float">
            <text:p>2.942413</text:p>
          </table:table-cell>
          <table:table-cell office:value-type="float" office:value="2.616901" calcext:value-type="float">
            <text:p>2.616901</text:p>
          </table:table-cell>
          <table:table-cell office:value-type="float" office:value="2.932625" calcext:value-type="float">
            <text:p>2.932625</text:p>
          </table:table-cell>
          <table:table-cell/>
          <table:table-cell table:style-name="ce12" table:formula="of:=[.G4]/2" office:value-type="float" office:value="2500" calcext:value-type="float">
            <text:p>2500</text:p>
          </table:table-cell>
          <table:table-cell table:style-name="ce1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5.255078" calcext:value-type="float">
            <text:p>5.255078</text:p>
          </table:table-cell>
          <table:table-cell office:value-type="float" office:value="2.918652" calcext:value-type="float">
            <text:p>2.918652</text:p>
          </table:table-cell>
          <table:table-cell office:value-type="float" office:value="1.920058" calcext:value-type="float">
            <text:p>1.920058</text:p>
          </table:table-cell>
          <table:table-cell office:value-type="float" office:value="3.12112" calcext:value-type="float">
            <text:p>3.12112</text:p>
          </table:table-cell>
          <table:table-cell/>
          <table:table-cell table:style-name="ce12" table:formula="of:=[.G5]/2" office:value-type="float" office:value="1250" calcext:value-type="float">
            <text:p>1250</text:p>
          </table:table-cell>
          <table:table-cell table:style-name="ce1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5.109468" calcext:value-type="float">
            <text:p>5.109468</text:p>
          </table:table-cell>
          <table:table-cell office:value-type="float" office:value="3.097027" calcext:value-type="float">
            <text:p>3.097027</text:p>
          </table:table-cell>
          <table:table-cell office:value-type="float" office:value="1.903981" calcext:value-type="float">
            <text:p>1.903981</text:p>
          </table:table-cell>
          <table:table-cell office:value-type="float" office:value="2.666232" calcext:value-type="float">
            <text:p>2.666232</text:p>
          </table:table-cell>
          <table:table-cell/>
          <table:table-cell table:style-name="ce12" table:formula="of:=[.G6]/2" office:value-type="float" office:value="625" calcext:value-type="float">
            <text:p>625</text:p>
          </table:table-cell>
          <table:table-cell table:style-name="ce12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5.255704" calcext:value-type="float">
            <text:p>5.255704</text:p>
          </table:table-cell>
          <table:table-cell office:value-type="float" office:value="2.973846" calcext:value-type="float">
            <text:p>2.973846</text:p>
          </table:table-cell>
          <table:table-cell office:value-type="float" office:value="1.888497" calcext:value-type="float">
            <text:p>1.888497</text:p>
          </table:table-cell>
          <table:table-cell office:value-type="float" office:value="2.320826" calcext:value-type="float">
            <text:p>2.3208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45683" calcext:value-type="float">
            <text:p>5.145683</text:p>
          </table:table-cell>
          <table:table-cell office:value-type="float" office:value="3.06625" calcext:value-type="float">
            <text:p>3.06625</text:p>
          </table:table-cell>
          <table:table-cell office:value-type="float" office:value="1.848147" calcext:value-type="float">
            <text:p>1.848147</text:p>
          </table:table-cell>
          <table:table-cell office:value-type="float" office:value="3.118125" calcext:value-type="float">
            <text:p>3.11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66703" calcext:value-type="float">
            <text:p>5.066703</text:p>
          </table:table-cell>
          <table:table-cell office:value-type="float" office:value="2.803081" calcext:value-type="float">
            <text:p>2.803081</text:p>
          </table:table-cell>
          <table:table-cell office:value-type="float" office:value="1.918569" calcext:value-type="float">
            <text:p>1.918569</text:p>
          </table:table-cell>
          <table:table-cell office:value-type="float" office:value="2.271604" calcext:value-type="float">
            <text:p>2.271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77197" calcext:value-type="float">
            <text:p>5.377197</text:p>
          </table:table-cell>
          <table:table-cell office:value-type="float" office:value="2.801325" calcext:value-type="float">
            <text:p>2.801325</text:p>
          </table:table-cell>
          <table:table-cell office:value-type="float" office:value="2.001581" calcext:value-type="float">
            <text:p>2.001581</text:p>
          </table:table-cell>
          <table:table-cell office:value-type="float" office:value="2.383164" calcext:value-type="float">
            <text:p>2.3831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85531" calcext:value-type="float">
            <text:p>5.485531</text:p>
          </table:table-cell>
          <table:table-cell office:value-type="float" office:value="3.109981" calcext:value-type="float">
            <text:p>3.109981</text:p>
          </table:table-cell>
          <table:table-cell office:value-type="float" office:value="2.016374" calcext:value-type="float">
            <text:p>2.016374</text:p>
          </table:table-cell>
          <table:table-cell office:value-type="float" office:value="2.31074" calcext:value-type="float">
            <text:p>2.3107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5.1932928" calcext:value-type="float">
            <text:p>5.1932928</text:p>
          </table:table-cell>
          <table:table-cell table:style-name="ce4" table:formula="of:=SUM([.C3:.C12])/10" office:value-type="float" office:value="2.9596795" calcext:value-type="float">
            <text:p>2.9596795</text:p>
          </table:table-cell>
          <table:table-cell table:style-name="ce4" table:formula="of:=SUM([.D3:.D12])/10" office:value-type="float" office:value="1.986313" calcext:value-type="float">
            <text:p>1.986313</text:p>
          </table:table-cell>
          <table:table-cell table:style-name="ce4" table:formula="of:=SUM([.E3:.E12])/10" office:value-type="float" office:value="2.5762959" calcext:value-type="float">
            <text:p>2.5762959</text:p>
          </table:table-cell>
          <table:table-cell office:value-type="string" calcext:value-type="string">
            <text:p>micro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*[.H4]*7/([.B15]*1000*1000)" office:value-type="float" office:value="0.0539156968003037" calcext:value-type="float">
            <text:p>0.053915696800304</text:p>
          </table:table-cell>
          <table:table-cell table:style-name="ce4" table:formula="of:=[.G5]*[.H5]*7/([.C15]*1000*1000)" office:value-type="float" office:value="6.05470964001339" calcext:value-type="float">
            <text:p>6.05470964001339</text:p>
          </table:table-cell>
          <table:table-cell table:style-name="ce4" table:formula="of:=[.G6]*[.H6]*7/([.D15]*1000*1000)" office:value-type="float" office:value="18.0434805592069" calcext:value-type="float">
            <text:p>18.0434805592069</text:p>
          </table:table-cell>
          <table:table-cell table:style-name="ce4" table:formula="of:=[.G7]*[.H7]*7/([.E15]*1000*1000)" office:value-type="float" office:value="27.8228909963331" calcext:value-type="float">
            <text:p>27.8228909963331</text:p>
          </table:table-cell>
          <table:table-cell office:value-type="string" calcext:value-type="string">
            <text:p>bytes/microsec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empo/msg</text:p>
          </table:table-cell>
          <table:table-cell table:style-name="ce12" table:formula="of:=[.B15]*1000*1000/[.G4]" office:value-type="float" office:value="1038.65856" calcext:value-type="float">
            <text:p>1038,65856</text:p>
          </table:table-cell>
          <table:table-cell table:style-name="ce12" table:formula="of:=[.C15]*1000*1000/[.G5]" office:value-type="float" office:value="1183.8718" calcext:value-type="float">
            <text:p>1183,8718</text:p>
          </table:table-cell>
          <table:table-cell table:style-name="ce12" table:formula="of:=[.D15]*1000*1000/[.G6]" office:value-type="float" office:value="1589.0504" calcext:value-type="float">
            <text:p>1589,0504</text:p>
          </table:table-cell>
          <table:table-cell table:style-name="ce12" table:formula="of:=[.E15]*1000*1000/[.G7]" office:value-type="float" office:value="4122.07344" calcext:value-type="float">
            <text:p>4122,07344</text:p>
          </table:table-cell>
          <table:table-cell office:value-type="string" calcext:value-type="string">
            <text:p>microsec/mensagem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0" draw:style-name="gr1" draw:text-style-name="P1" svg:width="16.01cm" svg:height="10.048cm" svg:x="0.032cm" svg:y="0.03cm">
              <draw:object draw:notify-on-update-of-ranges="'Manual - c'.B14:'Manual - c'.E14 'Manual - c'.A1:'Manual - c'.A1 'Manual - c'.B16:'Manual - c'.E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 style:data-style-name="N2" text:time-value="16:04:09.341212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7:11:53.904000000</meta:creation-date>
    <dc:date>2023-01-31T17:02:20.388913245</dc:date>
    <meta:editing-duration>PT1H33M30S</meta:editing-duration>
    <meta:editing-cycles>5</meta:editing-cycles>
    <meta:generator>LibreOffice/7.0.4.2$Linux_X86_64 LibreOffice_project/00$Build-2</meta:generator>
    <meta:document-statistic meta:table-count="3" meta:cell-count="23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6.095cm" svg:y="0.079cm" chart:style-name="ch2">
          <text:p>Tempo/Mensagem</text:p>
        </chart:title>
        <chart:subtitle svg:x="6.778cm" svg:y="1.036cm" chart:style-name="ch3">
          <text:p>MPI Manual</text:p>
        </chart:subtitle>
        <chart:legend chart:legend-position="end" svg:x="2.351cm" svg:y="2.401cm" style:legend-expansion="custom" svg:width="3.224cm" svg:height="0.598cm" style:legend-expansion-aspect-ratio="5.39130434782609" chart:style-name="ch4"/>
        <chart:plot-area chart:style-name="ch5" table:cell-range-address="'Manual - c'.B14:'Manual - c'.E14 'Manual - c'.A1:'Manual - c'.A1 'Manual - c'.B17:'Manual - c'.E17" chart:data-source-has-labels="both" svg:x="0.758cm" svg:y="0.659cm" svg:width="13.296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4.941cm" svg:y="8.445cm" chart:style-name="ch7">
              <text:p>Tamanho das Mensagens (bytes)</text:p>
            </chart:title>
            <chart:categories table:cell-range-address="'Manual - c'.B14:'Manual - c'.E14"/>
          </chart:axis>
          <chart:axis chart:dimension="y" chart:name="primary-y" chart:style-name="ch8">
            <chart:title svg:x="0cm" svg:y="6.666cm" chart:style-name="ch9">
              <text:p>Tempo/Mensagem (microsec)</text:p>
            </chart:title>
            <chart:grid chart:style-name="ch10" chart:class="major"/>
          </chart:axis>
          <chart:series chart:style-name="ch11" chart:values-cell-range-address="'Manual - c'.B17:'Manual - c'.E17" chart:label-cell-address="'Manual - c'.A1:'Manual - c'.A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Manual - c'.B14:'Manual - c'.E1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16384">
                <text:p>16384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Manual - c'.A1:'Manual - c'.A1</svg:desc>
                </draw:g>
              </table:table-cell>
              <table:table-cell office:value-type="float" office:value="1038.65856">
                <text:p>1038.65856</text:p>
                <draw:g>
                  <svg:desc>'Manual - c'.B17:'Manual - c'.E17</svg:desc>
                </draw:g>
              </table:table-cell>
              <table:table-cell office:value-type="float" office:value="1183.8718">
                <text:p>1183.8718</text:p>
              </table:table-cell>
              <table:table-cell office:value-type="float" office:value="1589.0504">
                <text:p>1589.0504</text:p>
              </table:table-cell>
              <table:table-cell office:value-type="float" office:value="4122.07344">
                <text:p>4122.07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maximum="14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21cm" svg:y="0.887cm" chart:style-name="ch3">
          <text:p>MPI Manual</text:p>
        </chart:subtitle>
        <chart:legend chart:legend-position="end" svg:x="11.009cm" svg:y="4.751cm" style:legend-expansion="custom" svg:width="2.43cm" svg:height="0.598cm" style:legend-expansion-aspect-ratio="4.06354515050167" chart:style-name="ch4"/>
        <chart:plot-area chart:style-name="ch5" table:cell-range-address="'Manual - c'.B14:'Manual - c'.E14 'Manual - c'.A1:'Manual - c'.A1 'Manual - c'.B16:'Manual - c'.E16" chart:data-source-has-labels="both" svg:x="0.836cm" svg:y="-0.005cm" svg:width="13.357cm" svg:height="9.543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'Manual - c'.B14:'Manual - c'.E14"/>
          </chart:axis>
          <chart:axis chart:dimension="y" chart:name="primary-y" chart:style-name="ch8">
            <chart:title svg:x="0cm" svg:y="6.993cm" chart:style-name="ch9">
              <text:p>Vazão Média (bytes/microsec)</text:p>
            </chart:title>
            <chart:grid chart:style-name="ch10" chart:class="major"/>
          </chart:axis>
          <chart:series chart:style-name="ch11" chart:values-cell-range-address="'Manual - c'.B16:'Manual - c'.E16" chart:label-cell-address="'Manual - c'.A1:'Manual - c'.A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Manual - c'.B14:'Manual - c'.E1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16384">
                <text:p>16384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Manual - c'.A1:'Manual - c'.A1</svg:desc>
                </draw:g>
              </table:table-cell>
              <table:table-cell office:value-type="float" office:value="0.0539156968003037">
                <text:p>0.0539156968003037</text:p>
                <draw:g>
                  <svg:desc>'Manual - c'.B16:'Manual - c'.E16</svg:desc>
                </draw:g>
              </table:table-cell>
              <table:table-cell office:value-type="float" office:value="6.05470964001339">
                <text:p>6.05470964001339</text:p>
              </table:table-cell>
              <table:table-cell office:value-type="float" office:value="18.0434805592069">
                <text:p>18.0434805592069</text:p>
              </table:table-cell>
              <table:table-cell office:value-type="float" office:value="27.8228909963331">
                <text:p>27.82289099633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maximum="14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26cm" svg:y="0.887cm" chart:style-name="ch3">
          <text:p>MPI Broadcast</text:p>
        </chart:subtitle>
        <chart:legend chart:legend-position="end" svg:x="11.009cm" svg:y="4.168cm" style:legend-expansion="custom" svg:width="2.43cm" svg:height="0.598cm" style:legend-expansion-aspect-ratio="4.06354515050167" chart:style-name="ch4"/>
        <chart:plot-area chart:style-name="ch5" table:cell-range-address="'Broadcast - b'.B14:'Broadcast - b'.E14 'Manual - c'.A1:'Manual - c'.A1 'Broadcast - b'.B16:'Broadcast - b'.E16" chart:data-source-has-labels="both" svg:x="0.836cm" svg:y="-0.005cm" svg:width="13.357cm" svg:height="9.543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'Broadcast - b'.B14:'Broadcast - b'.E14"/>
          </chart:axis>
          <chart:axis chart:dimension="y" chart:name="primary-y" chart:style-name="ch8">
            <chart:title svg:x="0cm" svg:y="6.993cm" chart:style-name="ch9">
              <text:p>Vazão Média (bytes/microsec)</text:p>
            </chart:title>
            <chart:grid chart:style-name="ch10" chart:class="major"/>
          </chart:axis>
          <chart:series chart:style-name="ch11" chart:values-cell-range-address="'Broadcast - b'.B16:'Broadcast - b'.E16" chart:label-cell-address="'Manual - c'.A1:'Manual - c'.A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Broadcast - b'.B14:'Broadcast - b'.E1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16384">
                <text:p>16384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Manual - c'.A1:'Manual - c'.A1</svg:desc>
                </draw:g>
              </table:table-cell>
              <table:table-cell office:value-type="float" office:value="0.0747595738779049">
                <text:p>0.0747595738779049</text:p>
                <draw:g>
                  <svg:desc>'Broadcast - b'.B16:'Broadcast - b'.E16</svg:desc>
                </draw:g>
              </table:table-cell>
              <table:table-cell office:value-type="float" office:value="8.78840248666671">
                <text:p>8.78840248666671</text:p>
              </table:table-cell>
              <table:table-cell office:value-type="float" office:value="16.0426792563502">
                <text:p>16.0426792563502</text:p>
              </table:table-cell>
              <table:table-cell office:value-type="float" office:value="31.7907459302922">
                <text:p>31.79074593029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6.095cm" svg:y="0.082cm" chart:style-name="ch2">
          <text:p>Tempo/Mensagem</text:p>
        </chart:title>
        <chart:subtitle svg:x="6.781cm" svg:y="1.036cm" chart:style-name="ch3">
          <text:p>MPI Broadcast</text:p>
        </chart:subtitle>
        <chart:legend chart:legend-position="end" svg:x="2.351cm" svg:y="2.401cm" style:legend-expansion="custom" svg:width="3.224cm" svg:height="0.598cm" style:legend-expansion-aspect-ratio="5.39130434782609" chart:style-name="ch4"/>
        <chart:plot-area chart:style-name="ch5" table:cell-range-address="'Manual - c'.B14:'Manual - c'.E14 'Manual - c'.A1:'Manual - c'.A1 'Broadcast - b'.B17:'Broadcast - b'.E17" chart:data-source-has-labels="both" svg:x="0.758cm" svg:y="0.659cm" svg:width="13.296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4.941cm" svg:y="8.445cm" chart:style-name="ch7">
              <text:p>Tamanho das Mensagens (bytes)</text:p>
            </chart:title>
            <chart:categories table:cell-range-address="'Manual - c'.B14:'Manual - c'.E14"/>
          </chart:axis>
          <chart:axis chart:dimension="y" chart:name="primary-y" chart:style-name="ch8">
            <chart:title svg:x="0cm" svg:y="6.666cm" chart:style-name="ch9">
              <text:p>Tempo/Mensagem (microsec)</text:p>
            </chart:title>
            <chart:grid chart:style-name="ch10" chart:class="major"/>
          </chart:axis>
          <chart:series chart:style-name="ch11" chart:values-cell-range-address="'Broadcast - b'.B17:'Broadcast - b'.E17" chart:label-cell-address="'Manual - c'.A1:'Manual - c'.A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Manual - c'.B14:'Manual - c'.E1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16384">
                <text:p>16384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Manual - c'.A1:'Manual - c'.A1</svg:desc>
                </draw:g>
              </table:table-cell>
              <table:table-cell office:value-type="float" office:value="749.06794">
                <text:p>749.06794</text:p>
                <draw:g>
                  <svg:desc>'Broadcast - b'.B17:'Broadcast - b'.E17</svg:desc>
                </draw:g>
              </table:table-cell>
              <table:table-cell office:value-type="float" office:value="815.62036">
                <text:p>815.62036</text:p>
              </table:table-cell>
              <table:table-cell office:value-type="float" office:value="1787.23264">
                <text:p>1787.23264</text:p>
              </table:table-cell>
              <table:table-cell office:value-type="float" office:value="3607.59072">
                <text:p>3607.59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maximum="2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28cm" svg:y="0.887cm" chart:style-name="ch3">
          <text:p>MPI Broadcast</text:p>
        </chart:subtitle>
        <chart:legend chart:legend-position="end" svg:x="11.009cm" svg:y="4.168cm" style:legend-expansion="custom" svg:width="2.43cm" svg:height="0.598cm" style:legend-expansion-aspect-ratio="4.06354515050167" chart:style-name="ch4"/>
        <chart:plot-area chart:style-name="ch5" table:cell-range-address="'PingPong-a'.B14:'PingPong-a'.E14 'Manual - c'.A1:'Manual - c'.A1 'PingPong-a'.B16:'PingPong-a'.E16" chart:data-source-has-labels="both" svg:x="1.021cm" svg:y="-0.005cm" svg:width="13.172cm" svg:height="9.543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'PingPong-a'.B14:'PingPong-a'.E14"/>
          </chart:axis>
          <chart:axis chart:dimension="y" chart:name="primary-y" chart:style-name="ch8">
            <chart:title svg:x="0.141cm" svg:y="6.993cm" chart:style-name="ch9">
              <text:p>Vazão Média (bytes/microsec)</text:p>
            </chart:title>
            <chart:grid chart:style-name="ch10" chart:class="major"/>
          </chart:axis>
          <chart:series chart:style-name="ch11" chart:values-cell-range-address="'PingPong-a'.B16:'PingPong-a'.E16" chart:label-cell-address="'Manual - c'.A1:'Manual - c'.A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PingPong-a'.B14:'PingPong-a'.E1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16384">
                <text:p>16384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Manual - c'.A1:'Manual - c'.A1</svg:desc>
                </draw:g>
              </table:table-cell>
              <table:table-cell office:value-type="float" office:value="15.4846701765252">
                <text:p>15.4846701765252</text:p>
                <draw:g>
                  <svg:desc>'PingPong-a'.B16:'PingPong-a'.E16</svg:desc>
                </draw:g>
              </table:table-cell>
              <table:table-cell office:value-type="float" office:value="1732.59788162837">
                <text:p>1732.59788162837</text:p>
              </table:table-cell>
              <table:table-cell office:value-type="float" office:value="2515.47607349907">
                <text:p>2515.47607349907</text:p>
              </table:table-cell>
              <table:table-cell office:value-type="float" office:value="5787.59961566721">
                <text:p>5787.599615667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6.095cm" svg:y="0.084cm" chart:style-name="ch2">
          <text:p>Tempo/Mensagem</text:p>
        </chart:title>
        <chart:subtitle svg:x="6.783cm" svg:y="1.036cm" chart:style-name="ch3">
          <text:p>MPI Broadcast</text:p>
        </chart:subtitle>
        <chart:legend chart:legend-position="end" svg:x="2.351cm" svg:y="2.401cm" style:legend-expansion="custom" svg:width="3.224cm" svg:height="0.598cm" style:legend-expansion-aspect-ratio="5.39130434782609" chart:style-name="ch4"/>
        <chart:plot-area chart:style-name="ch5" table:cell-range-address="'Manual - c'.B14:'Manual - c'.E14 'Manual - c'.A1:'Manual - c'.A1 'PingPong-a'.B17:'PingPong-a'.E17" chart:data-source-has-labels="both" svg:x="1.314cm" svg:y="0.659cm" svg:width="12.74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5.219cm" svg:y="8.445cm" chart:style-name="ch7">
              <text:p>Tamanho das Mensagens (bytes)</text:p>
            </chart:title>
            <chart:categories table:cell-range-address="'Manual - c'.B14:'Manual - c'.E14"/>
          </chart:axis>
          <chart:axis chart:dimension="y" chart:name="primary-y" chart:style-name="ch8">
            <chart:title svg:x="0.434cm" svg:y="6.666cm" chart:style-name="ch9">
              <text:p>Tempo/Mensagem (microsec)</text:p>
            </chart:title>
            <chart:grid chart:style-name="ch10" chart:class="major"/>
          </chart:axis>
          <chart:series chart:style-name="ch11" chart:values-cell-range-address="'PingPong-a'.B17:'PingPong-a'.E17" chart:label-cell-address="'Manual - c'.A1:'Manual - c'.A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Manual - c'.B14:'Manual - c'.E1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16384">
                <text:p>16384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Manual - c'.A1:'Manual - c'.A1</svg:desc>
                </draw:g>
              </table:table-cell>
              <table:table-cell office:value-type="float" office:value="1.03328">
                <text:p>1.03328</text:p>
                <draw:g>
                  <svg:desc>'PingPong-a'.B17:'PingPong-a'.E17</svg:desc>
                </draw:g>
              </table:table-cell>
              <table:table-cell office:value-type="float" office:value="1.18204">
                <text:p>1.18204</text:p>
              </table:table-cell>
              <table:table-cell office:value-type="float" office:value="3.25664">
                <text:p>3.25664</text:p>
              </table:table-cell>
              <table:table-cell office:value-type="float" office:value="5.66176">
                <text:p>5.661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